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FC000000BD0EDF71E2E03C24C4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249cm" draw:transform="rotate (-1.5707963267949) translate (17.501cm 5.502cm)">
          <draw:image xlink:href="Pictures/1000000000000FC000000BD0EDF71E2E03C24C4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3-17T15:33:34.299000000</dc:date>
    <meta:editing-duration>PT2M28S</meta:editing-duration>
    <meta:editing-cycles>2</meta:editing-cycles>
    <meta:generator>LibreOffice/5.0.3.2$Windows_x86 LibreOffice_project/e5f16313668ac592c1bfb310f4390624e3dbfb75</meta:generator>
    <meta:document-statistic meta:object-count="1"/>
  </office:meta>
</office:document-meta>
</file>